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zeitung" svg:font-family="zeitung, sans-serif"/>
  </office:font-face-decls>
  <office:automatic-styles>
    <style:style style:name="P1" style:family="paragraph" style:parent-style-name="Standard">
      <style:text-properties officeooo:rsid="0016cd5c" officeooo:paragraph-rsid="0016cd5c"/>
    </style:style>
    <style:style style:name="P2" style:family="paragraph" style:parent-style-name="Standard" style:list-style-name="L1">
      <style:text-properties officeooo:rsid="0016cd5c" officeooo:paragraph-rsid="0016cd5c"/>
    </style:style>
    <style:style style:name="P3" style:family="paragraph" style:parent-style-name="Standard">
      <style:text-properties officeooo:paragraph-rsid="0016cd5c"/>
    </style:style>
    <style:style style:name="P4" style:family="paragraph" style:parent-style-name="Standard">
      <style:text-properties officeooo:rsid="001734a9" officeooo:paragraph-rsid="001734a9"/>
    </style:style>
    <style:style style:name="P5" style:family="paragraph" style:parent-style-name="Standard" style:list-style-name="L2">
      <style:text-properties officeooo:rsid="001734a9" officeooo:paragraph-rsid="001734a9"/>
    </style:style>
    <style:style style:name="P6" style:family="paragraph" style:parent-style-name="Standard">
      <style:text-properties officeooo:rsid="001734a9" officeooo:paragraph-rsid="00194ad2"/>
    </style:style>
    <style:style style:name="P7" style:family="paragraph" style:parent-style-name="Standard">
      <style:text-properties officeooo:rsid="00194ad2" officeooo:paragraph-rsid="001734a9"/>
    </style:style>
    <style:style style:name="P8" style:family="paragraph" style:parent-style-name="Standard" style:list-style-name="L3">
      <style:text-properties officeooo:paragraph-rsid="00194ad2"/>
    </style:style>
    <style:style style:name="P9" style:family="paragraph" style:parent-style-name="Standard" style:list-style-name="L3">
      <style:text-properties officeooo:rsid="001a0ac1" officeooo:paragraph-rsid="001a0ac1"/>
    </style:style>
    <style:style style:name="P10" style:family="paragraph" style:parent-style-name="Standard">
      <style:text-properties officeooo:rsid="001acd48" officeooo:paragraph-rsid="001acd48"/>
    </style:style>
    <style:style style:name="P11" style:family="paragraph" style:parent-style-name="Standard">
      <style:text-properties officeooo:paragraph-rsid="001acd48"/>
    </style:style>
    <style:style style:name="P12" style:family="paragraph" style:parent-style-name="Standard" style:list-style-name="L4">
      <style:text-properties officeooo:paragraph-rsid="001acd48"/>
    </style:style>
    <style:style style:name="P13" style:family="paragraph" style:parent-style-name="Standard">
      <style:text-properties officeooo:rsid="001c18d5" officeooo:paragraph-rsid="001c18d5"/>
    </style:style>
    <style:style style:name="P14" style:family="paragraph" style:parent-style-name="Standard" style:list-style-name="L5">
      <style:text-properties officeooo:rsid="001c18d5" officeooo:paragraph-rsid="001c18d5"/>
    </style:style>
    <style:style style:name="P15" style:family="paragraph" style:parent-style-name="Standard" style:list-style-name="L5">
      <style:text-properties officeooo:rsid="001d1eef" officeooo:paragraph-rsid="001d1eef"/>
    </style:style>
    <style:style style:name="T1" style:family="text">
      <style:text-properties officeooo:rsid="001734a9"/>
    </style:style>
    <style:style style:name="T2" style:family="text">
      <style:text-properties officeooo:rsid="00194ad2"/>
    </style:style>
    <style:style style:name="T3" style:family="text">
      <style:text-properties officeooo:rsid="001a0ac1"/>
    </style:style>
    <style:style style:name="T4" style:family="text">
      <style:text-properties officeooo:rsid="001acd48"/>
    </style:style>
    <style:style style:name="T5" style:family="text">
      <style:text-properties officeooo:rsid="001c18d5"/>
    </style:style>
    <style:style style:name="T6" style:family="text">
      <style:text-properties officeooo:rsid="001d1ee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taset Car Features and MSRP</text:h>
      <text:p text:style-name="P3"/>
      <text:p text:style-name="P1"><text:a xlink:type="simple" xlink:href="https://www.kaggle.com/CooperUnion/cardataset" text:style-name="Internet_20_link" text:visited-style-name="Visited_20_Internet_20_Link">https://www.kaggle.com/CooperUnion/cardataset</text:a></text:p>
      <text:p text:style-name="P1"/>
      <text:h text:style-name="Heading_20_2" text:outline-level="2">1. Limpiar los nombres de las columnas</text:h>
      <text:p text:style-name="P1"/>
      <text:p text:style-name="P1">Antes de nada, tenemos que modificar los nombres de las columnas, para ello debemos:</text:p>
      <text:list xml:id="list2958064615" text:style-name="L1">
        <text:list-item>
          <text:p text:style-name="P2">cambiar los nombres a minúsculas.</text:p>
        </text:list-item>
        <text:list-item>
          <text:p text:style-name="P2">cambiar los espacios por guiones bajos (“_”)</text:p>
        </text:list-item>
      </text:list>
      <text:p text:style-name="P1"/>
      <text:p text:style-name="P1">Por ejemplo: Vehicle Size → vehicle_size</text:p>
      <text:p text:style-name="P1"/>
      <text:h text:style-name="Heading_20_2" text:outline-level="2">2. Llenar los valores vacíos cuando transmission_type sea DIRECT_DRIVE</text:h>
      <text:p text:style-name="P1"/>
      <text:p text:style-name="P1">En este paso debemos sustituir los valores vacíos de engine_cylinders cuando transmission_type sea DIRECT_DRIVE. Para ello debemos:</text:p>
      <text:list xml:id="list2477919859" text:style-name="L2">
        <text:list-item>
          <text:p text:style-name="P5">identificar los registros que tengan DIRECT_DRIVE como transmission_type.</text:p>
        </text:list-item>
        <text:list-item>
          <text:p text:style-name="P5">identificar, de los registros anteriores, cuáles tienen engine_cylinders como null.</text:p>
        </text:list-item>
        <text:list-item>
          <text:p text:style-name="P5">sustituir estos valores null por 0.</text:p>
        </text:list-item>
      </text:list>
      <text:p text:style-name="P4"/>
      <text:h text:style-name="Heading_20_2" text:outline-level="2"><text:span text:style-name="T2">3. </text:span>Agrupa<text:span text:style-name="T2">ción y cálculo de media</text:span></text:h>
      <text:p text:style-name="P6"/>
      <text:p text:style-name="P6"><text:span text:style-name="T3">En este paso vamos a sustituir los valores nulos de engine_cylinders con el valor medio para su transmission_type, vehicle_size y vehicle_style correspondiente. </text:span><text:span text:style-name="T2">Para ello, deberemos:</text:span></text:p>
      <text:list xml:id="list2110318233" text:style-name="L3">
        <text:list-item>
          <text:p text:style-name="P8"><text:span text:style-name="T2">agrupar</text:span><text:span text:style-name="T1"> por transmission type, vehicle_size </text:span><text:span text:style-name="T2">y</text:span><text:span text:style-name="T1"> vehicle_style.</text:span></text:p>
        </text:list-item>
        <text:list-item>
          <text:p text:style-name="P8"><text:span text:style-name="T1">calcular la media de engine_cylinders.</text:span></text:p>
        </text:list-item>
        <text:list-item>
          <text:p text:style-name="P9">informar con el valor de la media de engine_cylinders los registros en los que engine_cylinders tuviera un valor nulo.</text:p>
        </text:list-item>
      </text:list>
      <text:p text:style-name="P7"/>
      <text:h text:style-name="Heading_20_2" text:outline-level="2">4. Calcular número de coches por categoría</text:h>
      <text:p text:style-name="P10"/>
      <text:p text:style-name="P10"><text:span text:style-name="T5">En este paso</text:span>:</text:p>
      <text:list xml:id="list671006645" text:style-name="L4">
        <text:list-item>
          <text:p text:style-name="P12"><text:span text:style-name="T4">contamos el número de modelos de coches que hay por cada categoría.</text:span></text:p>
        </text:list-item>
      </text:list>
      <text:p text:style-name="P11"/>
      <text:h text:style-name="Heading_20_2" text:outline-level="2">5. Calcular el precio máximo por cada fabricante</text:h>
      <text:p text:style-name="P13"/>
      <text:p text:style-name="P13">En este paso, vamos a calcular el precio máximo y el precio medio por fabricante:</text:p>
      <text:list xml:id="list1083126522" text:style-name="L5">
        <text:list-item>
          <text:p text:style-name="P14"><text:soft-page-break/>agrupamos por la columna “make”, que es la marca del coche, <text:span text:style-name="T6">y calculamos el máximo de la columna msrp.</text:span></text:p>
        </text:list-item>
        <text:list-item>
          <text:p text:style-name="P15">lo mismo, pero esta vez calculamos la media de la columna msrp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zeitung" svg:font-family="zeitung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4T10:30:15.074913489</meta:creation-date>
    <dc:date>2021-09-24T11:20:30.460692432</dc:date>
    <meta:editing-duration>PT20M2S</meta:editing-duration>
    <meta:editing-cycles>7</meta:editing-cycles>
    <meta:generator>LibreOffice/7.2.0.4$Linux_X86_64 LibreOffice_project/20$Build-4</meta:generator>
    <meta:document-statistic meta:table-count="0" meta:image-count="0" meta:object-count="0" meta:page-count="2" meta:paragraph-count="24" meta:word-count="244" meta:character-count="1562" meta:non-whitespace-character-count="1353"/>
  </office:meta>
</office:document-meta>
</file>